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Harry, </text:p>
      <text:p text:style-name="Standard"/>
      <text:p text:style-name="Standard"><text:tab/>My name's Rémi LEFEVRE, I'm a member of « Zone 42 », a programmation team in charge of coding an online/offline trading card game based on the card game « Ninjago ». To do so, we are going to use a .json file to store all the cards existing in the game : we would need your help on this part. We would like you to provide us a json file with all the cards from the game, so we can go forward on our project. Please find enclosed the PDF file containing the structure of the JSON file.</text:p>
      <text:p text:style-name="Standard">If you need any further information, feel free to contact me.</text:p>
      <text:p text:style-name="Standard">Best regards,</text:p>
      <text:p text:style-name="Standard"><text:tab/><text:tab/>Rém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2T13:41:10.03</meta:creation-date>
    <dc:date>2017-10-12T14:21:47.70</dc:date>
    <meta:editing-duration>PT25M2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5" meta:word-count="115" meta:character-count="577"/>
  </office:meta>
</office:document-meta>
</file>